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Utils.getYoungGC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TestUtils.getFullGC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TestUtils.encodeToBase64String( byte [ ] sArr , boolean lineSe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Utils.encodeToChar( byte [ ] sArr , boolean lineSep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60">
            <text:p text:style-name="Table_20_Contents">60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TestUtils.getYoungGCTime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